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9.314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9cm" fo:padding-top="0.145cm" fo:padding-bottom="0.145cm" fo:padding-left="0.27cm" fo:padding-right="0.27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</style:style>
    <style:style style:name="gr1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start" style:writing-mode="lr-tb"/>
      <style:text-properties fo:font-size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1"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14cm" svg:height="1.6cm" svg:x="0cm" svg:y="-2.2cm">
          <text:p text:style-name="P1"><text:span text:style-name="T1">Doubly Linked List</text:span></text:p>
          <draw:enhanced-geometry svg:viewBox="0 0 21600 21600" draw:type="rectangle" draw:enhanced-path="M 0 0 L 21600 0 21600 21600 0 21600 0 0 Z N"/>
        </draw:custom-shape>
        <draw:g>
          <draw:connector draw:style-name="gr2" draw:text-style-name="P2" draw:layer="layout" draw:type="curve" svg:x1="8.153cm" svg:y1="9.475cm" svg:x2="9.136cm" svg:y2="10.434cm" draw:start-shape="id1" draw:start-glue-point="2" draw:end-shape="id2" draw:end-glue-point="0" svg:d="M8153 9475c0 703 983 224 983 959" svg:viewBox="0 0 984 960">
            <text:p/>
          </draw:connector>
          <draw:frame draw:style-name="gr3" draw:text-style-name="P4" xml:id="id1" draw:id="id1" draw:layer="layout" svg:width="1.951cm" svg:height="0.962cm" svg:x="7.178cm" svg:y="8.513cm">
            <draw:text-box>
              <text:p text:style-name="P3"><text:span text:style-name="T2">head</text:span></text:p>
            </draw:text-box>
          </draw:frame>
          <draw:custom-shape draw:style-name="gr4" draw:text-style-name="P6" xml:id="id2" draw:id="id2" draw:layer="layout" svg:width="1.427cm" svg:height="1.429cm" svg:x="8.423cm" svg:y="10.434cm">
            <text:p text:style-name="P5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7" draw:id="id7" draw:layer="layout" svg:width="1.429cm" svg:height="1.429cm" draw:transform="rotate (-3.14159265358979) translate (11.279cm 11.8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curve" svg:x1="10.565cm" svg:y1="11.005cm" svg:x2="13.424cm" svg:y2="10.434cm" draw:start-shape="id3" draw:start-glue-point="8" draw:end-shape="id4" draw:end-glue-point="2" svg:d="M10565 11005c0-1636 2859-1351 2859-571" svg:viewBox="0 0 2860 1196">
            <text:p/>
          </draw:connector>
          <draw:custom-shape draw:style-name="gr6" draw:text-style-name="P8" xml:id="id3" draw:id="id3" draw:layer="layout" svg:width="0.283cm" svg:height="0.284cm" draw:transform="rotate (-3.14159265358979) translate (10.705cm 11.2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1.429cm" svg:height="1.429cm" draw:transform="rotate (-3.14159265358979) translate (8.422cm 11.86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2" draw:text-style-name="P2" draw:layer="layout" draw:type="curve" svg:x1="7.569cm" svg:y1="11.147cm" svg:x2="5.564cm" svg:y2="11.148cm" draw:start-shape="id5" draw:start-glue-point="6" svg:d="M7569 11147c-1881 0-879 1-2005 1" svg:viewBox="0 0 2006 2">
            <text:p/>
          </draw:connector>
          <draw:custom-shape draw:style-name="gr6" draw:text-style-name="P8" xml:id="id5" draw:id="id5" draw:layer="layout" svg:width="0.283cm" svg:height="0.284cm" draw:transform="rotate (-3.14159265358979) translate (7.85cm 11.289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7" draw:text-style-name="P6" draw:layer="layout" svg:width="1.427cm" svg:height="1.429cm" svg:x="14.138cm" svg:y="10.434cm">
            <text:p text:style-name="P5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4" draw:id="id4" draw:layer="layout" svg:width="1.429cm" svg:height="1.429cm" draw:transform="rotate (-3.14159265358979) translate (14.137cm 11.86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2" draw:text-style-name="P2" draw:layer="layout" draw:type="curve" svg:x1="13.426cm" svg:y1="11.289cm" svg:x2="10.565cm" svg:y2="11.863cm" draw:start-shape="id6" draw:start-glue-point="4" draw:end-shape="id7" draw:end-glue-point="0" svg:d="M13426 11289c0 1641-2861 1354-2861 574" svg:viewBox="0 0 2862 1199">
            <text:p/>
          </draw:connector>
          <draw:custom-shape draw:style-name="gr6" draw:text-style-name="P8" xml:id="id6" draw:id="id6" draw:layer="layout" svg:width="0.283cm" svg:height="0.284cm" draw:transform="rotate (-3.14159265358979) translate (13.565cm 11.289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5" draw:text-style-name="P7" xml:id="id11" draw:id="id11" draw:layer="layout" svg:width="1.429cm" svg:height="1.429cm" draw:transform="rotate (-3.14159265358979) translate (16.992cm 11.8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curve" svg:x1="16.278cm" svg:y1="11.005cm" svg:x2="19.137cm" svg:y2="10.434cm" draw:start-shape="id8" draw:start-glue-point="8" draw:end-shape="id9" draw:end-glue-point="2" svg:d="M16278 11005c0-1636 2859-1351 2859-571" svg:viewBox="0 0 2860 1196">
            <text:p/>
          </draw:connector>
          <draw:custom-shape draw:style-name="gr6" draw:text-style-name="P8" xml:id="id8" draw:id="id8" draw:layer="layout" svg:width="0.283cm" svg:height="0.284cm" draw:transform="rotate (-3.14159265358979) translate (16.418cm 11.2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xml:id="id15" draw:id="id15" draw:layer="layout" svg:width="1.427cm" svg:height="1.429cm" svg:x="19.851cm" svg:y="10.434cm">
            <text:p text:style-name="P5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xml:id="id9" draw:id="id9" draw:layer="layout" svg:width="1.429cm" svg:height="1.429cm" draw:transform="rotate (-3.14159265358979) translate (19.85cm 11.86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2" draw:text-style-name="P2" draw:layer="layout" draw:type="curve" svg:x1="19.139cm" svg:y1="11.289cm" svg:x2="16.278cm" svg:y2="11.863cm" draw:start-shape="id10" draw:start-glue-point="4" draw:end-shape="id11" draw:end-glue-point="0" svg:d="M19139 11289c0 1641-2861 1354-2861 574" svg:viewBox="0 0 2862 1199">
            <text:p/>
          </draw:connector>
          <draw:custom-shape draw:style-name="gr6" draw:text-style-name="P8" xml:id="id10" draw:id="id10" draw:layer="layout" svg:width="0.283cm" svg:height="0.284cm" draw:transform="rotate (-3.14159265358979) translate (19.278cm 11.289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9" draw:text-style-name="P7" draw:layer="layout" svg:width="1.427cm" svg:height="1.429cm" svg:x="21.278cm" svg:y="10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xml:id="id12" draw:id="id12" draw:layer="layout" svg:width="0.286cm" svg:height="0.284cm" svg:x="21.85cm" svg:y="11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xml:id="id13" draw:id="id13" draw:layer="layout" svg:width="1.426cm" svg:height="1.429cm" svg:x="24.135cm" svg:y="10.434cm">
            <text:p text:style-name="P5"><text:span text:style-name="T2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curve" svg:x1="22.136cm" svg:y1="11.151cm" svg:x2="24.135cm" svg:y2="11.148cm" draw:start-shape="id12" draw:start-glue-point="10" draw:end-shape="id13" draw:end-glue-point="3" svg:d="M22136 11151c1501 0 502-3 1999-3" svg:viewBox="0 0 2000 4">
            <text:p/>
          </draw:connector>
          <draw:custom-shape draw:style-name="gr11" draw:text-style-name="P6" draw:layer="layout" svg:width="1.426cm" svg:height="1.429cm" svg:x="4.139cm" svg:y="10.434cm">
            <text:p text:style-name="P5"><text:span text:style-name="T2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curve" svg:x1="21.753cm" svg:y1="9.476cm" svg:x2="20.564cm" svg:y2="10.434cm" draw:start-shape="id14" draw:start-glue-point="2" draw:end-shape="id15" draw:end-glue-point="0" svg:d="M21753 9476c0 703-1189 225-1189 958" svg:viewBox="0 0 1190 959">
            <text:p/>
          </draw:connector>
          <draw:frame draw:style-name="gr3" draw:text-style-name="P4" xml:id="id14" draw:id="id14" draw:layer="layout" svg:width="1.951cm" svg:height="0.962cm" svg:x="20.778cm" svg:y="8.514cm">
            <draw:text-box>
              <text:p text:style-name="P3"><text:span text:style-name="T2">tail</text:span></text:p>
            </draw:text-box>
          </draw:frame>
        </draw:g>
      </draw:page>
      <draw:page draw:name="page2" draw:style-name="dp1" draw:master-page-name="Default">
        <draw:custom-shape draw:style-name="gr1" draw:text-style-name="P1" draw:layer="layout" svg:width="9.814cm" svg:height="1.6cm" svg:x="0cm" svg:y="-2.2cm">
          <text:p text:style-name="P1"><text:span text:style-name="T1">Remove head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8.153cm" svg:y1="9.475cm" svg:x2="9.136cm" svg:y2="10.434cm" draw:start-shape="id16" draw:start-glue-point="2" draw:end-shape="id17" draw:end-glue-point="0" svg:d="M8153 9475c0 703 983 224 983 959" svg:viewBox="0 0 984 960">
          <text:p/>
        </draw:connector>
        <draw:frame draw:style-name="gr3" draw:text-style-name="P4" xml:id="id16" draw:id="id16" draw:layer="layout" svg:width="1.951cm" svg:height="0.962cm" svg:x="7.178cm" svg:y="8.513cm">
          <draw:text-box>
            <text:p text:style-name="P3"><text:span text:style-name="T2">head</text:span></text:p>
          </draw:text-box>
        </draw:frame>
        <draw:custom-shape draw:style-name="gr12" draw:text-style-name="P6" xml:id="id17" draw:id="id17" draw:layer="layout" svg:width="1.427cm" svg:height="1.429cm" svg:x="8.423cm" svg:y="10.434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2" draw:id="id22" draw:layer="layout" svg:width="1.429cm" svg:height="1.429cm" draw:transform="rotate (-3.14159265358979) translate (11.279cm 11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10.565cm" svg:y1="11.005cm" svg:x2="13.424cm" svg:y2="10.434cm" draw:start-shape="id18" draw:start-glue-point="8" draw:end-shape="id19" draw:end-glue-point="2" svg:d="M10565 11005c0-1636 2859-1351 2859-571" svg:viewBox="0 0 2860 1196">
          <text:p/>
        </draw:connector>
        <draw:custom-shape draw:style-name="gr6" draw:text-style-name="P8" xml:id="id18" draw:id="id18" draw:layer="layout" svg:width="0.283cm" svg:height="0.284cm" draw:transform="rotate (-3.14159265358979) translate (10.705cm 11.2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429cm" svg:height="1.429cm" draw:transform="rotate (-3.14159265358979) translate (8.422cm 11.86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" draw:text-style-name="P2" draw:layer="layout" draw:type="curve" svg:x1="7.569cm" svg:y1="11.147cm" svg:x2="5.564cm" svg:y2="11.148cm" draw:start-shape="id20" draw:start-glue-point="6" svg:d="M7569 11147c-1881 0-879 1-2005 1" svg:viewBox="0 0 2006 2">
          <text:p/>
        </draw:connector>
        <draw:custom-shape draw:style-name="gr6" draw:text-style-name="P8" xml:id="id20" draw:id="id20" draw:layer="layout" svg:width="0.283cm" svg:height="0.284cm" draw:transform="rotate (-3.14159265358979) translate (7.85cm 11.289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3" draw:text-style-name="P6" draw:layer="layout" svg:width="1.427cm" svg:height="1.429cm" svg:x="14.138cm" svg:y="10.434cm">
          <text:p text:style-name="P5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9" draw:id="id19" draw:layer="layout" svg:width="1.429cm" svg:height="1.429cm" draw:transform="rotate (-3.14159265358979) translate (14.137cm 11.86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" draw:text-style-name="P2" draw:layer="layout" draw:type="curve" svg:x1="13.426cm" svg:y1="11.289cm" svg:x2="10.565cm" svg:y2="11.863cm" draw:start-shape="id21" draw:start-glue-point="4" draw:end-shape="id22" draw:end-glue-point="0" svg:d="M13426 11289c0 1641-2861 1354-2861 574" svg:viewBox="0 0 2862 1199">
          <text:p/>
        </draw:connector>
        <draw:custom-shape draw:style-name="gr6" draw:text-style-name="P8" xml:id="id21" draw:id="id21" draw:layer="layout" svg:width="0.283cm" svg:height="0.284cm" draw:transform="rotate (-3.14159265358979) translate (13.565cm 11.289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7" xml:id="id26" draw:id="id26" draw:layer="layout" svg:width="1.429cm" svg:height="1.429cm" draw:transform="rotate (-3.14159265358979) translate (16.992cm 11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16.278cm" svg:y1="11.005cm" svg:x2="19.137cm" svg:y2="10.434cm" draw:start-shape="id23" draw:start-glue-point="8" draw:end-shape="id24" draw:end-glue-point="2" svg:d="M16278 11005c0-1636 2859-1351 2859-571" svg:viewBox="0 0 2860 1196">
          <text:p/>
        </draw:connector>
        <draw:custom-shape draw:style-name="gr6" draw:text-style-name="P8" xml:id="id23" draw:id="id23" draw:layer="layout" svg:width="0.283cm" svg:height="0.284cm" draw:transform="rotate (-3.14159265358979) translate (16.418cm 11.2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.427cm" svg:height="1.429cm" svg:x="19.851cm" svg:y="10.434cm">
          <text:p text:style-name="P5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4" draw:id="id24" draw:layer="layout" svg:width="1.429cm" svg:height="1.429cm" draw:transform="rotate (-3.14159265358979) translate (19.85cm 11.86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" draw:text-style-name="P2" draw:layer="layout" draw:type="curve" svg:x1="19.139cm" svg:y1="11.289cm" svg:x2="16.278cm" svg:y2="11.863cm" draw:start-shape="id25" draw:start-glue-point="4" draw:end-shape="id26" draw:end-glue-point="0" svg:d="M19139 11289c0 1641-2861 1354-2861 574" svg:viewBox="0 0 2862 1199">
          <text:p/>
        </draw:connector>
        <draw:custom-shape draw:style-name="gr6" draw:text-style-name="P8" xml:id="id25" draw:id="id25" draw:layer="layout" svg:width="0.283cm" svg:height="0.284cm" draw:transform="rotate (-3.14159265358979) translate (19.278cm 11.289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9" draw:text-style-name="P7" draw:layer="layout" svg:width="1.427cm" svg:height="1.429cm" svg:x="21.278cm" svg:y="10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7" draw:id="id27" draw:layer="layout" svg:width="0.286cm" svg:height="0.284cm" svg:x="21.85cm" svg:y="11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28" draw:id="id28" draw:layer="layout" svg:width="1.426cm" svg:height="1.429cm" svg:x="24.135cm" svg:y="10.434cm">
          <text:p text:style-name="P5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22.136cm" svg:y1="11.151cm" svg:x2="24.135cm" svg:y2="11.148cm" draw:start-shape="id27" draw:start-glue-point="10" draw:end-shape="id28" draw:end-glue-point="3" svg:d="M22136 11151c1501 0 502-3 1999-3" svg:viewBox="0 0 2000 4">
          <text:p/>
        </draw:connector>
        <draw:custom-shape draw:style-name="gr16" draw:text-style-name="P6" draw:layer="layout" svg:width="1.426cm" svg:height="1.429cm" svg:x="4.139cm" svg:y="10.434cm">
          <text:p text:style-name="P5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9T20:07:25.392000000</dc:date>
    <meta:editing-duration>P2DT12H1M2S</meta:editing-duration>
    <meta:editing-cycles>181</meta:editing-cycles>
    <meta:generator>LibreOffice/6.4.5.2$Windows_X86_64 LibreOffice_project/a726b36747cf2001e06b58ad5db1aa3a9a1872d6</meta:generator>
    <meta:document-statistic meta:object-count="55"/>
  </office:meta>
</office:document-meta>
</file>